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PropertySourcesTests.iteratorIsEmptyForEmpty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PropertySourcesTests.streamIsEmptyForEmp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ablePropertySourcesTests.getNonExistentPropertySourc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PropertySourcesTests.iteratorContainsProperty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tablePropertySources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MutablePropertySourcesTests.streamContainsProperty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